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1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3: Работа с массивами в PHP</text:h>
      <text:h text:style-name="P1" text:outline-level="4">3.1. Введение в массивы</text:h>
      <text:p text:style-name="P2"><text:span text:style-name="Strong_20_Emphasis">Массивы в PHP</text:span>: Массивы представляют собой структуры данных, содержащие набор элементов. Они могут хранить данные различных типов (числа, строки, объекты) и имеют индексы для доступа к этим элементам.</text:p>
      <text:p text:style-name="P2"><text:span text:style-name="Strong_20_Emphasis">Одномерные массивы</text:span>: Простые массивы, в которых каждый элемент имеет свой индекс.</text:p>
      <text:p text:style-name="P2"><text:span text:style-name="Strong_20_Emphasis">Ассоциативные массивы</text:span>: Массивы, где каждому элементу сопоставлено свое имя (ключ), вместо числового индекса.</text:p>
      <text:h text:style-name="P1" text:outline-level="4">3.2. Ассоциативные массивы</text:h>
      <text:p text:style-name="P2"><text:span text:style-name="Strong_20_Emphasis">Индексированные массивы</text:span>: Массивы, в которых каждый элемент имеет числовой индекс.</text:p>
      <text:p text:style-name="P2"><text:span text:style-name="Strong_20_Emphasis">Многомерные массивы</text:span>: Массивы, содержащие внутри себя другие массивы, позволяющие создавать более сложные структуры данных.</text:p>
      <text:h text:style-name="P1" text:outline-level="4">3.3. Функции для работы с массивами</text:h>
      <text:p text:style-name="P2"><text:span text:style-name="Strong_20_Emphasis">Функции PHP для работы с массивами</text:span>:</text:p>
      <text:list xml:id="list1377322796955449150" text:style-name="L1">
        <text:list-item>
          <text:p text:style-name="P4"><text:span text:style-name="Strong_20_Emphasis">count()</text:span> - возвращает количество элементов в массиве.</text:p>
        </text:list-item>
        <text:list-item>
          <text:p text:style-name="P4"><text:span text:style-name="Strong_20_Emphasis">array_push()</text:span> - добавляет один или несколько элементов в конец массива.</text:p>
        </text:list-item>
        <text:list-item>
          <text:p text:style-name="P4"><text:span text:style-name="Strong_20_Emphasis">array_pop()</text:span> - удаляет последний элемент массива.</text:p>
        </text:list-item>
        <text:list-item>
          <text:p text:style-name="P4"><text:span text:style-name="Strong_20_Emphasis">array_merge()</text:span> - объединяет два или более массивов.</text:p>
        </text:list-item>
        <text:list-item>
          <text:p text:style-name="P4"><text:span text:style-name="Strong_20_Emphasis">array_slice()</text:span> - возвращает часть массива.</text:p>
        </text:list-item>
        <text:list-item>
          <text:p text:style-name="P3"><text:span text:style-name="Strong_20_Emphasis">array_key_exists()</text:span> - проверяет существование указанного ключа в массиве.</text:p>
        </text:list-item>
      </text:list>
      <text:p text:style-name="P2"><text:span text:style-name="Strong_20_Emphasis">Итерация по массивам</text:span>: Циклы <text:span text:style-name="Source_20_Text">foreach</text:span> позволяют перебирать элементы массива без явного использования индексов.</text:p>
      <text:h text:style-name="P1" text:outline-level="4">3.4. Применение массивов в профессиональной разработке</text:h>
      <text:p text:style-name="P2"><text:span text:style-name="Strong_20_Emphasis">Хранение и структурирование данных</text:span>: Массивы являются важной частью процесса обработки данных в PHP. Они используются для хранения информации из форм, баз данных, API и других источников.</text:p>
      <text:p text:style-name="P2"><text:span text:style-name="Strong_20_Emphasis">Работа с данными форм</text:span>: При разработке веб-приложений массивы используются для обработки данных из HTML-форм, что позволяет эффективно управлять отправленными пользователями данными.</text:p>
      <text:p text:style-name="P2"><text:span text:style-name="Strong_20_Emphasis">Манипуляции с базами данных</text:span>: Массивы используются для представления данных, извлеченных из баз данных, что облегчает их обработку и вывод на веб-страницы.</text:p>
      <text:p text:style-name="P2"><text:span text:style-name="Strong_20_Emphasis">Структурирование информации в сложных проектах</text:span>: В больших проектах массивы используются для организации и хранения информации, что упрощает ее обработку и поддержание кода.</text:p>
      <text:p text:style-name="P2">Освоение работы с массивами в PHP является ключевым для эффективного управления данными в приложениях. Это позволяет разработчикам создавать более структурированный и масштабируемый код, что является необходимым элементом профессиональной разработки на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1:24:17.67</dc:date>
    <meta:document-statistic meta:table-count="0" meta:image-count="0" meta:object-count="0" meta:page-count="1" meta:paragraph-count="23" meta:word-count="291" meta:character-count="2193"/>
    <dc:creator>Dima Wide</dc:creator>
    <meta:user-defined meta:name="Info 1"/>
    <meta:user-defined meta:name="Info 2"/>
    <meta:user-defined meta:name="Info 3"/>
    <meta:user-defined meta:name="Info 4"/>
  </office:meta>
</office:document-meta>
</file>